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paragraph-rsid="00055c03"/>
    </style:style>
    <style:style style:name="P2" style:family="paragraph" style:parent-style-name="Text_20_body">
      <style:paragraph-properties fo:text-align="start" style:justify-single-word="false"/>
      <style:text-properties officeooo:rsid="00055c03" officeooo:paragraph-rsid="00055c03"/>
    </style:style>
    <style:style style:name="P3" style:family="paragraph" style:parent-style-name="Text_20_body">
      <style:paragraph-properties fo:text-align="start" style:justify-single-word="false"/>
      <style:text-properties officeooo:rsid="000ae657" officeooo:paragraph-rsid="000ae657"/>
    </style:style>
    <style:style style:name="P4" style:family="paragraph" style:parent-style-name="Text_20_body">
      <style:text-properties officeooo:rsid="000ae657" officeooo:paragraph-rsid="000ae657"/>
    </style:style>
    <style:style style:name="P5" style:family="paragraph" style:parent-style-name="Text_20_body">
      <style:text-properties officeooo:rsid="000ae657" officeooo:paragraph-rsid="000b942a"/>
    </style:style>
    <style:style style:name="P6" style:family="paragraph" style:parent-style-name="Text_20_body">
      <style:text-properties officeooo:rsid="000ae657" officeooo:paragraph-rsid="000fd69a"/>
    </style:style>
    <style:style style:name="P7" style:family="paragraph" style:parent-style-name="Text_20_body">
      <style:text-properties officeooo:rsid="000ae657" officeooo:paragraph-rsid="0013edfc"/>
    </style:style>
    <style:style style:name="P8" style:family="paragraph" style:parent-style-name="Text_20_body">
      <style:text-properties officeooo:rsid="000ae657" officeooo:paragraph-rsid="00220a88"/>
    </style:style>
    <style:style style:name="P9" style:family="paragraph" style:parent-style-name="Text_20_body">
      <style:text-properties officeooo:rsid="000b942a" officeooo:paragraph-rsid="000b942a"/>
    </style:style>
    <style:style style:name="P10" style:family="paragraph" style:parent-style-name="Text_20_body">
      <style:text-properties officeooo:rsid="000e17b8" officeooo:paragraph-rsid="000e17b8"/>
    </style:style>
    <style:style style:name="P11" style:family="paragraph" style:parent-style-name="Text_20_body">
      <style:text-properties officeooo:rsid="0011eca7" officeooo:paragraph-rsid="0011eca7"/>
    </style:style>
    <style:style style:name="P12" style:family="paragraph" style:parent-style-name="Text_20_body">
      <style:text-properties officeooo:rsid="00137c14" officeooo:paragraph-rsid="00137c14"/>
    </style:style>
    <style:style style:name="P13" style:family="paragraph" style:parent-style-name="Text_20_body">
      <style:text-properties officeooo:rsid="0013edfc" officeooo:paragraph-rsid="0013edfc"/>
    </style:style>
    <style:style style:name="P14" style:family="paragraph" style:parent-style-name="Text_20_body">
      <style:text-properties officeooo:rsid="00140622" officeooo:paragraph-rsid="00140622"/>
    </style:style>
    <style:style style:name="P15" style:family="paragraph" style:parent-style-name="Text_20_body">
      <style:text-properties officeooo:rsid="00150357" officeooo:paragraph-rsid="00150357"/>
    </style:style>
    <style:style style:name="P16" style:family="paragraph" style:parent-style-name="Text_20_body">
      <style:text-properties officeooo:rsid="00158784" officeooo:paragraph-rsid="00158784"/>
    </style:style>
    <style:style style:name="P17" style:family="paragraph" style:parent-style-name="Text_20_body">
      <style:text-properties officeooo:rsid="00172bc8" officeooo:paragraph-rsid="00172bc8"/>
    </style:style>
    <style:style style:name="P18" style:family="paragraph" style:parent-style-name="Text_20_body">
      <style:text-properties officeooo:rsid="0017bbc3" officeooo:paragraph-rsid="0017bbc3"/>
    </style:style>
    <style:style style:name="P19" style:family="paragraph" style:parent-style-name="Text_20_body">
      <style:text-properties officeooo:rsid="001891b7" officeooo:paragraph-rsid="001891b7"/>
    </style:style>
    <style:style style:name="P20" style:family="paragraph" style:parent-style-name="Text_20_body">
      <style:text-properties officeooo:rsid="001891b7" officeooo:paragraph-rsid="0029731d"/>
    </style:style>
    <style:style style:name="P21" style:family="paragraph" style:parent-style-name="Text_20_body">
      <style:text-properties officeooo:rsid="001ad959" officeooo:paragraph-rsid="001ad959"/>
    </style:style>
    <style:style style:name="P22" style:family="paragraph" style:parent-style-name="Text_20_body">
      <style:text-properties officeooo:rsid="001f54f8" officeooo:paragraph-rsid="00220a88"/>
    </style:style>
    <style:style style:name="P23" style:family="paragraph" style:parent-style-name="Text_20_body">
      <style:text-properties officeooo:rsid="002247aa" officeooo:paragraph-rsid="002247aa"/>
    </style:style>
    <style:style style:name="P24" style:family="paragraph" style:parent-style-name="Text_20_body">
      <style:text-properties officeooo:rsid="0023b35b" officeooo:paragraph-rsid="0023b35b"/>
    </style:style>
    <style:style style:name="P25" style:family="paragraph" style:parent-style-name="Text_20_body">
      <style:text-properties officeooo:rsid="0024ba88" officeooo:paragraph-rsid="0024ba88"/>
    </style:style>
    <style:style style:name="P26" style:family="paragraph" style:parent-style-name="Text_20_body">
      <style:text-properties officeooo:rsid="00255c66" officeooo:paragraph-rsid="00255c66"/>
    </style:style>
    <style:style style:name="P27" style:family="paragraph" style:parent-style-name="Text_20_body">
      <style:text-properties officeooo:rsid="0028530d" officeooo:paragraph-rsid="0028530d"/>
    </style:style>
    <style:style style:name="P28" style:family="paragraph" style:parent-style-name="Heading_20_2">
      <style:paragraph-properties fo:text-align="center" style:justify-single-word="false"/>
    </style:style>
    <style:style style:name="P29" style:family="paragraph" style:parent-style-name="Heading_20_2">
      <style:text-properties officeooo:rsid="000ae657" officeooo:paragraph-rsid="000ae657"/>
    </style:style>
    <style:style style:name="P30" style:family="paragraph" style:parent-style-name="Heading_20_2">
      <style:text-properties officeooo:rsid="000ae657" officeooo:paragraph-rsid="000b942a"/>
    </style:style>
    <style:style style:name="P31" style:family="paragraph" style:parent-style-name="Heading_20_2">
      <style:text-properties officeooo:paragraph-rsid="000b942a"/>
    </style:style>
    <style:style style:name="P32" style:family="paragraph" style:parent-style-name="Heading_20_2">
      <style:text-properties officeooo:paragraph-rsid="00137c14"/>
    </style:style>
    <style:style style:name="P33" style:family="paragraph" style:parent-style-name="Heading_20_1">
      <style:paragraph-properties fo:text-align="center" style:justify-single-word="false"/>
    </style:style>
    <style:style style:name="P34" style:family="paragraph" style:parent-style-name="Heading_20_1" style:list-style-name="">
      <style:paragraph-properties fo:text-align="start" style:justify-single-word="false"/>
      <style:text-properties officeooo:rsid="00055c03" officeooo:paragraph-rsid="00055c03"/>
    </style:style>
    <style:style style:name="P35" style:family="paragraph" style:parent-style-name="Heading_20_1">
      <style:text-properties officeooo:paragraph-rsid="0008925d"/>
    </style:style>
    <style:style style:name="P36" style:family="paragraph" style:parent-style-name="Heading_20_1" style:list-style-name=""/>
    <style:style style:name="P37" style:family="paragraph" style:parent-style-name="Heading_20_1">
      <style:paragraph-properties fo:break-before="page"/>
    </style:style>
    <style:style style:name="P38" style:family="paragraph" style:parent-style-name="Heading_20_1">
      <style:paragraph-properties fo:text-align="center" style:justify-single-word="false" fo:break-before="page"/>
      <style:text-properties officeooo:rsid="00055c03" officeooo:paragraph-rsid="00055c03"/>
    </style:style>
    <style:style style:name="P39" style:family="paragraph" style:parent-style-name="Heading_20_1">
      <style:paragraph-properties fo:text-align="start" style:justify-single-word="false" fo:break-before="page"/>
      <style:text-properties officeooo:rsid="00055c03" officeooo:paragraph-rsid="00055c03"/>
    </style:style>
    <style:style style:name="P40" style:family="paragraph" style:parent-style-name="Contents_20_1">
      <style:paragraph-properties>
        <style:tab-stops>
          <style:tab-stop style:position="6.9252in" style:type="right" style:leader-style="dotted" style:leader-text="."/>
        </style:tab-stops>
      </style:paragraph-properties>
    </style:style>
    <style:style style:name="P41" style:family="paragraph" style:parent-style-name="Contents_20_2">
      <style:paragraph-properties>
        <style:tab-stops>
          <style:tab-stop style:position="6.7283in" style:type="right" style:leader-style="dotted" style:leader-text="."/>
        </style:tab-stops>
      </style:paragraph-properties>
    </style:style>
    <style:style style:name="P42" style:family="paragraph" style:parent-style-name="Contents_20_Heading">
      <style:paragraph-properties fo:break-before="page"/>
    </style:style>
    <style:style style:name="P43" style:family="paragraph" style:parent-style-name="Table_20_Contents">
      <style:paragraph-properties fo:text-align="start" style:justify-single-word="false"/>
    </style:style>
    <style:style style:name="P44" style:family="paragraph" style:parent-style-name="Table_20_Contents">
      <style:paragraph-properties fo:text-align="start" style:justify-single-word="false"/>
      <style:text-properties fo:font-weight="bold" officeooo:rsid="0008925d" officeooo:paragraph-rsid="0008925d" style:font-weight-asian="bold" style:font-weight-complex="bold"/>
    </style:style>
    <style:style style:name="P45" style:family="paragraph" style:parent-style-name="Table_20_Contents">
      <style:paragraph-properties fo:text-align="start" style:justify-single-word="false"/>
      <style:text-properties officeooo:rsid="0008a07a" officeooo:paragraph-rsid="0008a07a"/>
    </style:style>
    <style:style style:name="P46" style:family="paragraph" style:parent-style-name="Table_20_Contents">
      <style:paragraph-properties fo:text-align="center" style:justify-single-word="false"/>
    </style:style>
    <style:style style:name="T1" style:family="text">
      <style:text-properties officeooo:rsid="0007028f"/>
    </style:style>
    <style:style style:name="T2" style:family="text">
      <style:text-properties fo:font-weight="bold" style:font-weight-asian="bold" style:font-weight-complex="bold"/>
    </style:style>
    <style:style style:name="T3" style:family="text">
      <style:text-properties officeooo:rsid="000ae657"/>
    </style:style>
    <style:style style:name="T4" style:family="text">
      <style:text-properties officeooo:rsid="000b942a"/>
    </style:style>
    <style:style style:name="T5" style:family="text">
      <style:text-properties officeooo:rsid="000e21a4"/>
    </style:style>
    <style:style style:name="T6" style:family="text">
      <style:text-properties officeooo:rsid="000fd69a"/>
    </style:style>
    <style:style style:name="T7" style:family="text">
      <style:text-properties officeooo:rsid="00132d28"/>
    </style:style>
    <style:style style:name="T8" style:family="text">
      <style:text-properties officeooo:rsid="00137c14"/>
    </style:style>
    <style:style style:name="T9" style:family="text">
      <style:text-properties officeooo:rsid="0013edfc"/>
    </style:style>
    <style:style style:name="T10" style:family="text">
      <style:text-properties officeooo:rsid="00140622"/>
    </style:style>
    <style:style style:name="T11" style:family="text">
      <style:text-properties fo:font-weight="normal" style:font-weight-asian="normal" style:font-weight-complex="normal"/>
    </style:style>
    <style:style style:name="T12" style:family="text">
      <style:text-properties officeooo:rsid="0016ce3f"/>
    </style:style>
    <style:style style:name="T13" style:family="text">
      <style:text-properties officeooo:rsid="0020a499"/>
    </style:style>
    <style:style style:name="T14" style:family="text">
      <style:text-properties officeooo:rsid="00220a88"/>
    </style:style>
    <style:style style:name="T15" style:family="text">
      <style:text-properties officeooo:rsid="00272dbf"/>
    </style:style>
    <style:style style:name="T16" style:family="text">
      <style:text-properties officeooo:rsid="0029731d"/>
    </style:style>
    <style:style style:name="T17" style:family="text">
      <style:text-properties officeooo:rsid="002b4f8e"/>
    </style:style>
    <style:style style:name="T18" style:family="text">
      <style:text-properties officeooo:rsid="002bf926"/>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2"><text:bookmark-start text:name="__RefHeading___Toc146_899080794"/>Design document for:<text:bookmark-end text:name="__RefHeading___Toc146_899080794"/></text:h>
      <text:h text:style-name="P33" text:outline-level="1"><text:bookmark-start text:name="__RefHeading___Toc148_899080794"/>NAVN PÅ SOFTWARE<text:bookmark-end text:name="__RefHeading___Toc148_899080794"/></text:h>
      <text:h text:style-name="P38" text:outline-level="1"><text:bookmark-start text:name="__RefHeading___Toc150_899080794"/>Design history (Log)<text:bookmark-end text:name="__RefHeading___Toc150_899080794"/></text:h>
      <text:p text:style-name="P1"/>
      <table:table table:name="Table1" table:style-name="Table1">
        <table:table-column table:style-name="Table1.A" table:number-columns-repeated="4"/>
        <table:table-row>
          <table:table-cell table:style-name="Table1.A1" office:value-type="string">
            <text:p text:style-name="P44">Date and time</text:p>
          </table:table-cell>
          <table:table-cell table:style-name="Table1.A1" office:value-type="string">
            <text:p text:style-name="P44">Who</text:p>
          </table:table-cell>
          <table:table-cell table:style-name="Table1.A1" office:value-type="string">
            <text:p text:style-name="P44">What</text:p>
          </table:table-cell>
          <table:table-cell table:style-name="Table1.D1" office:value-type="string">
            <text:p text:style-name="P44">Why</text:p>
          </table:table-cell>
        </table:table-row>
        <table:table-row>
          <table:table-cell table:style-name="Table1.A2" office:value-type="string">
            <text:p text:style-name="P45">2016-07-11</text:p>
          </table:table-cell>
          <table:table-cell table:style-name="Table1.A2" office:value-type="string">
            <text:p text:style-name="P45">T</text:p>
          </table:table-cell>
          <table:table-cell table:style-name="Table1.A2" office:value-type="string">
            <text:p text:style-name="P45">Create document</text:p>
          </table:table-cell>
          <table:table-cell table:style-name="Table1.D2" office:value-type="string">
            <text:p text:style-name="P46">--------</text:p>
          </table:table-cell>
        </table:table-row>
        <table:table-row>
          <table:table-cell table:style-name="Table1.A2" office:value-type="string">
            <text:p text:style-name="P43"/>
          </table:table-cell>
          <table:table-cell table:style-name="Table1.A2" office:value-type="string">
            <text:p text:style-name="P43"/>
          </table:table-cell>
          <table:table-cell table:style-name="Table1.A2" office:value-type="string">
            <text:p text:style-name="P43"/>
          </table:table-cell>
          <table:table-cell table:style-name="Table1.D2" office:value-type="string">
            <text:p text:style-name="P43"/>
          </table:table-cell>
        </table:table-row>
        <table:table-row>
          <table:table-cell table:style-name="Table1.A2" office:value-type="string">
            <text:p text:style-name="P43"/>
          </table:table-cell>
          <table:table-cell table:style-name="Table1.A2" office:value-type="string">
            <text:p text:style-name="P43"/>
          </table:table-cell>
          <table:table-cell table:style-name="Table1.A2" office:value-type="string">
            <text:p text:style-name="P43"/>
          </table:table-cell>
          <table:table-cell table:style-name="Table1.D2" office:value-type="string">
            <text:p text:style-name="P43"/>
          </table:table-cell>
        </table:table-row>
        <table:table-row>
          <table:table-cell table:style-name="Table1.A2" office:value-type="string">
            <text:p text:style-name="P43"/>
          </table:table-cell>
          <table:table-cell table:style-name="Table1.A2" office:value-type="string">
            <text:p text:style-name="P43"/>
          </table:table-cell>
          <table:table-cell table:style-name="Table1.A2" office:value-type="string">
            <text:p text:style-name="P43"/>
          </table:table-cell>
          <table:table-cell table:style-name="Table1.D2" office:value-type="string">
            <text:p text:style-name="P43"/>
          </table:table-cell>
        </table:table-row>
        <table:table-row>
          <table:table-cell table:style-name="Table1.A2" office:value-type="string">
            <text:p text:style-name="P43"/>
          </table:table-cell>
          <table:table-cell table:style-name="Table1.A2" office:value-type="string">
            <text:p text:style-name="P43"/>
          </table:table-cell>
          <table:table-cell table:style-name="Table1.A2" office:value-type="string">
            <text:p text:style-name="P43"/>
          </table:table-cell>
          <table:table-cell table:style-name="Table1.D2" office:value-type="string">
            <text:p text:style-name="P43"/>
          </table:table-cell>
        </table:table-row>
        <table:table-row>
          <table:table-cell table:style-name="Table1.A2" office:value-type="string">
            <text:p text:style-name="P43"/>
          </table:table-cell>
          <table:table-cell table:style-name="Table1.A2" office:value-type="string">
            <text:p text:style-name="P43"/>
          </table:table-cell>
          <table:table-cell table:style-name="Table1.A2" office:value-type="string">
            <text:p text:style-name="P43"/>
          </table:table-cell>
          <table:table-cell table:style-name="Table1.D2" office:value-type="string">
            <text:p text:style-name="P43"/>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2">Table of Contents</text:p>
          </text:index-title>
          <text:p text:style-name="P41"><text:a xlink:type="simple" xlink:href="#__RefHeading___Toc146_899080794" text:style-name="Index_20_Link" text:visited-style-name="Index_20_Link">Design document for:<text:tab/>1</text:a></text:p>
          <text:p text:style-name="P40"><text:a xlink:type="simple" xlink:href="#__RefHeading___Toc148_899080794" text:style-name="Index_20_Link" text:visited-style-name="Index_20_Link">NAVN PÅ SOFTWARE<text:tab/>1</text:a></text:p>
          <text:p text:style-name="P40"><text:a xlink:type="simple" xlink:href="#__RefHeading___Toc150_899080794" text:style-name="Index_20_Link" text:visited-style-name="Index_20_Link">Design history (Log)<text:tab/>2</text:a></text:p>
          <text:p text:style-name="P40"><text:a xlink:type="simple" xlink:href="#__RefHeading___Toc152_899080794" text:style-name="Index_20_Link" text:visited-style-name="Index_20_Link">Description of software/purpose<text:tab/>4</text:a></text:p>
          <text:p text:style-name="P41"><text:a xlink:type="simple" xlink:href="#__RefHeading___Toc341_899080794" text:style-name="Index_20_Link" text:visited-style-name="Index_20_Link">The server<text:tab/>4</text:a></text:p>
          <text:p text:style-name="P41"><text:a xlink:type="simple" xlink:href="#__RefHeading___Toc343_899080794" text:style-name="Index_20_Link" text:visited-style-name="Index_20_Link">Button part<text:tab/>4</text:a></text:p>
          <text:p text:style-name="P41"><text:a xlink:type="simple" xlink:href="#__RefHeading___Toc345_899080794" text:style-name="Index_20_Link" text:visited-style-name="Index_20_Link">GPS<text:tab/>4</text:a></text:p>
          <text:p text:style-name="P41"><text:a xlink:type="simple" xlink:href="#__RefHeading___Toc347_899080794" text:style-name="Index_20_Link" text:visited-style-name="Index_20_Link">Database<text:tab/>4</text:a></text:p>
          <text:p text:style-name="P41"><text:a xlink:type="simple" xlink:href="#__RefHeading___Toc349_899080794" text:style-name="Index_20_Link" text:visited-style-name="Index_20_Link">Web page<text:tab/>4</text:a></text:p>
          <text:p text:style-name="P40"><text:a xlink:type="simple" xlink:href="#__RefHeading___Toc154_899080794" text:style-name="Index_20_Link" text:visited-style-name="Index_20_Link">High level entities<text:tab/>5</text:a></text:p>
          <text:p text:style-name="P41"><text:a xlink:type="simple" xlink:href="#__RefHeading___Toc351_899080794" text:style-name="Index_20_Link" text:visited-style-name="Index_20_Link">The server<text:tab/>5</text:a></text:p>
          <text:p text:style-name="P41"><text:a xlink:type="simple" xlink:href="#__RefHeading___Toc353_899080794" text:style-name="Index_20_Link" text:visited-style-name="Index_20_Link">Button part<text:tab/>5</text:a></text:p>
          <text:p text:style-name="P41"><text:a xlink:type="simple" xlink:href="#__RefHeading___Toc355_899080794" text:style-name="Index_20_Link" text:visited-style-name="Index_20_Link">GPS<text:tab/>6</text:a></text:p>
          <text:p text:style-name="P41"><text:a xlink:type="simple" xlink:href="#__RefHeading___Toc357_899080794" text:style-name="Index_20_Link" text:visited-style-name="Index_20_Link">Database<text:tab/>6</text:a></text:p>
          <text:p text:style-name="P41"><text:a xlink:type="simple" xlink:href="#__RefHeading___Toc359_899080794" text:style-name="Index_20_Link" text:visited-style-name="Index_20_Link">Web page<text:tab/>6</text:a></text:p>
          <text:p text:style-name="P41"><text:a xlink:type="simple" xlink:href="#__RefHeading___Toc361_899080794" text:style-name="Index_20_Link" text:visited-style-name="Index_20_Link">WiFi Routers<text:tab/>6</text:a></text:p>
          <text:p text:style-name="P40"><text:a xlink:type="simple" xlink:href="#__RefHeading___Toc156_899080794" text:style-name="Index_20_Link" text:visited-style-name="Index_20_Link">Usage<text:tab/>6</text:a></text:p>
          <text:p text:style-name="P40"><text:a xlink:type="simple" xlink:href="#__RefHeading___Toc158_899080794" text:style-name="Index_20_Link" text:visited-style-name="Index_20_Link">Configuration<text:tab/>6</text:a></text:p>
          <text:p text:style-name="P40"><text:a xlink:type="simple" xlink:href="#__RefHeading___Toc160_899080794" text:style-name="Index_20_Link" text:visited-style-name="Index_20_Link">Interaction (from user)<text:tab/>6</text:a></text:p>
          <text:p text:style-name="P41"><text:a xlink:type="simple" xlink:href="#__RefHeading___Toc363_899080794" text:style-name="Index_20_Link" text:visited-style-name="Index_20_Link">GPS<text:tab/>7</text:a></text:p>
          <text:p text:style-name="P41"><text:a xlink:type="simple" xlink:href="#__RefHeading___Toc365_899080794" text:style-name="Index_20_Link" text:visited-style-name="Index_20_Link">Button<text:tab/>7</text:a></text:p>
          <text:p text:style-name="P41"><text:a xlink:type="simple" xlink:href="#__RefHeading___Toc367_899080794" text:style-name="Index_20_Link" text:visited-style-name="Index_20_Link">Web page<text:tab/>7</text:a></text:p>
          <text:p text:style-name="P40"><text:a xlink:type="simple" xlink:href="#__RefHeading___Toc162_899080794" text:style-name="Index_20_Link" text:visited-style-name="Index_20_Link">Section 4 – Benefits, assumptions, risks/issues:<text:tab/>7</text:a></text:p>
        </text:index-body>
      </text:table-of-content>
      <text:h text:style-name="P34" text:outline-level="1"/>
      <text:h text:style-name="P39" text:outline-level="1"><text:bookmark-start text:name="__RefHeading___Toc152_899080794"/>Description of software/purpose<text:bookmark-end text:name="__RefHeading___Toc152_899080794"/></text:h>
      <text:p text:style-name="P3">The purpose of the software and hardware package, NAME OF SOFTWARE, is to send and receive different data. <text:span text:style-name="T4">Each unit, and a short description is explained below. </text:span></text:p>
      <text:h text:style-name="P29" text:outline-level="2"><text:bookmark-start text:name="__RefHeading___Toc341_899080794"/>The server<text:bookmark-end text:name="__RefHeading___Toc341_899080794"/></text:h>
      <text:p text:style-name="P4">The server is responsible for receiving, storing, calculating and making data public for other units.</text:p>
      <text:h text:style-name="Heading_20_2" text:outline-level="2"><text:bookmark-start text:name="__RefHeading___Toc343_899080794"/><text:span text:style-name="T3">Button</text:span> part<text:bookmark-end text:name="__RefHeading___Toc343_899080794"/></text:h>
      <text:p text:style-name="P4">The button part is responsible of sending a “button <text:span text:style-name="T4">is </text:span>press<text:span text:style-name="T4">ed” message</text:span> to the server. Which will indicate that this team is ready. </text:p>
      <text:h text:style-name="Heading_20_2" text:outline-level="2"><text:bookmark-start text:name="__RefHeading___Toc345_899080794"/>GPS<text:bookmark-end text:name="__RefHeading___Toc345_899080794"/></text:h>
      <text:p text:style-name="P9">The GPS is responsible for collecting positioning data, and posting it to the server</text:p>
      <text:h text:style-name="Heading_20_2" text:outline-level="2"><text:bookmark-start text:name="__RefHeading___Toc347_899080794"/>Database<text:bookmark-end text:name="__RefHeading___Toc347_899080794"/></text:h>
      <text:p text:style-name="P9">The database will hold information like gpsid and name. Latitude, longitude, time stamp.</text:p>
      <text:h text:style-name="Heading_20_2" text:outline-level="2"><text:bookmark-start text:name="__RefHeading___Toc349_899080794"/>Web page<text:bookmark-end text:name="__RefHeading___Toc349_899080794"/></text:h>
      <text:p text:style-name="P9">The web page is responsible for showing the user team status, and player position on map. The user will also be able to reset the team status values from a button.</text:p>
      <text:h text:style-name="P36" text:outline-level="1"/>
      <text:h text:style-name="P37" text:outline-level="1"><text:bookmark-start text:name="__RefHeading___Toc154_899080794"/>High level entities <text:bookmark-end text:name="__RefHeading___Toc154_899080794"/></text:h>
      <text:p text:style-name="P10">Below is a description of each High level entity required in this project, and what each part does and in what languages it is written.</text:p>
      <text:h text:style-name="P30" text:outline-level="2"><text:bookmark-start text:name="__RefHeading___Toc351_899080794"/>The server<text:bookmark-end text:name="__RefHeading___Toc351_899080794"/></text:h>
      <text:p text:style-name="P10">The server consists of an instance of Tomcat, running a REST web server written in java. The public API document will describe more in detail what each Web service call will produce, but they will be listed here in short:</text:p>
      <text:p text:style-name="P10">status – will produce and receive team status (Both POST and GET)</text:p>
      <text:p text:style-name="P10">setgpsid – will, when called check the database for a valid gpsid, and return it. (GET)</text:p>
      <text:p text:style-name="P10">getgpsposition – is return the last know gps position of all gps’. (GET)</text:p>
      <text:p text:style-name="P10">setgpsname – Takes the name of a gps, as written by user, and stores it to an ID. (POST)</text:p>
      <text:p text:style-name="P10">setgpsposition – inserts the gps position into the database. </text:p>
      <text:p text:style-name="P10">Reset – will reset the team statuses to false/0</text:p>
      <text:p text:style-name="P5">The server is responsible for receiving <text:span text:style-name="T5">the information received from the POST requests,</text:span> storing <text:span text:style-name="T5">them in an appropriate position and </text:span>calculating <text:span text:style-name="T5">for example the next gpsid, if a new gps is added. <text:s/>The server will also make some information available to others through the GET requests issued by the user. </text:span></text:p>
      <text:h text:style-name="P31" text:outline-level="2"><text:bookmark-start text:name="__RefHeading___Toc353_899080794"/><text:span text:style-name="T3">Button</text:span> part<text:bookmark-end text:name="__RefHeading___Toc353_899080794"/></text:h>
      <text:p text:style-name="P7">“The button part” <text:span text:style-name="T6">is written in Arduino/C code and is mainly built around an ESP8266 – 12 unit, named D1 Mini WeMos. This unit has IO points which a button and some LEDS are connected to.</text:span></text:p>
      <text:p text:style-name="P8"><text:span text:style-name="T9">When the unit boots, it will automatically connect to a wifi, if one is present. If connections is a success, a green LED is lit. If an error is present, the red LED is litt.</text:span></text:p>
      <text:p text:style-name="P7"><text:span text:style-name="T9">If the green LED is lit, the button can be pressed. When this happens a signal is sent to the server indicating that this team is ready. </text:span></text:p>
      <text:p text:style-name="P6"><text:span text:style-name="T6">Still unclear if teams should be named red/blue or team1/team2. Color indication will require the possibility to switch teams, while the other alternative does not. For now teams are named red/blue. Also still unclear if a light and buzzer should sound when game is on!<text:line-break/>How to connect to the server if it changes IP?</text:span></text:p>
      <text:h text:style-name="P31" text:outline-level="2"><text:bookmark-start text:name="__RefHeading___Toc355_899080794"/><text:soft-page-break/>GPS<text:bookmark-end text:name="__RefHeading___Toc355_899080794"/></text:h>
      <text:p text:style-name="P11">The GPS does what a GPS does. Collects data and sends it to the server. First the user will n<text:span text:style-name="T7">eed to get an GPS id, then post the name of the unit, chosen by the user. After this the unit should start collecting data and sending it. </text:span></text:p>
      <text:p text:style-name="P21">Undetermined: How often should it update. <text:span text:style-name="T17">How to connect to the server, if it changes IP?</text:span></text:p>
      <text:p text:style-name="P15">At this moment, two GPS solutions has been thought of. The first is a home made GPS, while the second is an app for a smart phone. The latter is the best temporary solution, but the first is the goal.</text:p>
      <text:h text:style-name="P31" text:outline-level="2"><text:bookmark-start text:name="__RefHeading___Toc357_899080794"/>Database<text:bookmark-end text:name="__RefHeading___Toc357_899080794"/></text:h>
      <text:p text:style-name="P20">The database is responsible for holding information related to both the gps and team status. <text:span text:style-name="T16">Here we use mariaDB.</text:span></text:p>
      <text:p text:style-name="P20"><text:s/>The database should consist of three tables, namely teamstatus, gps (parent) and gpsposition (child table og gps). Each table must contain:</text:p>
      <text:p text:style-name="P19">teamstatus: RedTeamStatus, BlueTeamStatus – This table holds the team information and each time it is written to, receives an update, <text:span text:style-name="T2">not </text:span><text:span text:style-name="T11">an insert. </text:span></text:p>
      <text:p text:style-name="P19"><text:span text:style-name="T11">Gps: gpsid, name – this table holds the gpsid and name, if the user posts one. Name can be Null.</text:span></text:p>
      <text:p text:style-name="P19"><text:span text:style-name="T11">Gpsposition: gpsid, latitude, longitude, timestamp – this table has a foreign key related to the gpsid, which it gets from the gps table. Latitude and longitude is received from the GPS and stored in the database together with the current time. The storing method here is an insert, and the idea behind that is the ability to perform a playback after the game is complete.</text:span></text:p>
      <text:h text:style-name="P31" text:outline-level="2"><text:bookmark-start text:name="__RefHeading___Toc359_899080794"/>Web page<text:bookmark-end text:name="__RefHeading___Toc359_899080794"/></text:h>
      <text:p text:style-name="P23">The web page will contain all the information the user needs to see game status. Which teams are read? Has the game started? Where are the different players, and reset team status. These different functions will be implemented through various methods. The reset method is a button which will send an update message to the database table “teamstatus”. </text:p>
      <text:p text:style-name="P24">The gps position placement, requires a map of the area and a few dots, which are marked by gpsid, on this map to indicate position. In addition a list indicating the name and gpsid to separate the players from each other.</text:p>
      <text:p text:style-name="P25">As to how the user will see game status, is still to be decided. A good design is needed here.<text:line-break/><text:span text:style-name="T18">The webpage should contain the IP to which the GPS and button should connect. How does the user know which ip it should connect to? Is DNS the shizle here?</text:span></text:p>
      <text:p text:style-name="P26"><text:soft-page-break/>The web page is programmed in html5 and jquery together with some css. Each element on the page will handle different information in its own way, but updates which are getting the information <text:span text:style-name="T15">from the server</text:span>, is done every third second.</text:p>
      <text:p text:style-name="P27">HTML handles the content, css will take care of the layout and the jquery (with ajax) will handle the server request and the timer.</text:p>
      <text:h text:style-name="Heading_20_2" text:outline-level="2"><text:bookmark-start text:name="__RefHeading___Toc361_899080794"/>WiFi Routers<text:bookmark-end text:name="__RefHeading___Toc361_899080794"/></text:h>
      <text:p text:style-name="P22"><text:span text:style-name="T14">Wifi</text:span> routers must be placed throughout the area to achieve the best coverage possible. <text:span text:style-name="T13">Here it is important that the routers can be bridged, preferably through wifi as well</text:span>. Each unit is dependent on a wifi network to function, and get access to the server. Internet is not required. </text:p>
      <text:h text:style-name="Heading_20_1" text:outline-level="1"><text:bookmark-start text:name="__RefHeading___Toc156_899080794"/><text:span text:style-name="Strong_20_Emphasis">Usage</text:span><text:bookmark-end text:name="__RefHeading___Toc156_899080794"/></text:h>
      <text:p text:style-name="Text_20_body">Describe in a paragraph how the object is used and what function it serves. If an object will interface with an external object or system, it is a good idea to show the interface for the object. Most importantly, you must again describe your thought process for defining the object as you did. List the benefits and risks. If an object provides an encapsulation, describe in a sentence why the encapsulation adds value. Use your descriptions to give meaning to the diagrams. They don’t have to be verbose, just enough to get the point across.</text:p>
      <text:h text:style-name="Heading_20_1" text:outline-level="1"><text:bookmark-start text:name="__RefHeading___Toc158_899080794"/><text:span text:style-name="Strong_20_Emphasis">Configuration</text:span><text:bookmark-end text:name="__RefHeading___Toc158_899080794"/></text:h>
      <text:p text:style-name="Text_20_body">If your object needs any special configuration or initialization, this is a good place to describe it. If not, this section can be left out.</text:p>
      <text:h text:style-name="Heading_20_1" text:outline-level="1"><text:bookmark-start text:name="__RefHeading___Toc160_899080794"/>Interaction <text:span text:style-name="T1">(from user)</text:span><text:bookmark-end text:name="__RefHeading___Toc160_899080794"/></text:h>
      <text:p text:style-name="P12">The user will interact with the software in three different ways.</text:p>
      <text:h text:style-name="P32" text:outline-level="2"><text:bookmark-start text:name="__RefHeading___Toc363_899080794"/>GPS<text:bookmark-end text:name="__RefHeading___Toc363_899080794"/></text:h>
      <text:p text:style-name="P12">At this stage, the user only has to start the app from their phone, make sure gps is enabled and write their preferred name. After this, everything will take care of it self.</text:p>
      <text:p text:style-name="P14">Hardware (case etc.) will follow.</text:p>
      <text:h text:style-name="P32" text:outline-level="2"><text:bookmark-start text:name="__RefHeading___Toc365_899080794"/><text:soft-page-break/><text:span text:style-name="T8">Button</text:span><text:bookmark-end text:name="__RefHeading___Toc365_899080794"/></text:h>
      <text:p text:style-name="P13">This stage require minimal interaction from the user, since the only thing which is necessary is to click the button <text:span text:style-name="T10">when the green LED is lit.</text:span></text:p>
      <text:p text:style-name="P14">Hardware (case etc.) will follow.</text:p>
      <text:h text:style-name="P32" text:outline-level="2"><text:bookmark-start text:name="__RefHeading___Toc367_899080794"/><text:span text:style-name="T8">Web page</text:span><text:bookmark-end text:name="__RefHeading___Toc367_899080794"/></text:h>
      <text:p text:style-name="P16">The web page holds all the information the user needs to see, and a good design is therefore important. </text:p>
      <text:p text:style-name="P16">Here the user will see team status, <text:span text:style-name="T12">countdown timer, a reset button and a map which contains location markers for the GPS’.</text:span></text:p>
      <text:p text:style-name="P18">Team status should change color depending on the status of the teams. And the button should be present at all times. </text:p>
      <text:p text:style-name="P17">Design will follow.</text:p>
      <text:p text:style-name="P12"/>
      <text:p text:style-name="Text_20_body"/>
      <text:h text:style-name="P35" text:outline-level="1"><text:bookmark-start text:name="__RefHeading___Toc162_899080794"/><text:span text:style-name="Strong_20_Emphasis">Section 4 – Benefits, assumptions, risks/issues:</text:span> <text:bookmark-end text:name="__RefHeading___Toc162_899080794"/></text:h>
      <text:p text:style-name="Standard">In this section, make a list of 5-6 top benefits of the design, a list of <text:span text:style-name="Strong_20_Emphasis">ALL</text:span> known risks/issues and a list of ALL assumptions. Some of this may simply be rehashing what you wrote in a previous section of the document. What’s important is getting all of these items into one section so that the reader doesn’t have to read the whole document to understand what the benefits, risks and assumptions are.</text:p>
      <text:p text:style-name="Text_20_body">Never remove anything from this section! As risks become non-risks, document that they are now non-risks and why they became non-risks. Never erase them from the document. The same holds true for assumptions. You should be able to look at this section and know instantly what the current risks are to your desig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158784"/>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Header"/>
      </style:header>
      <style:footer>
        <text:p text:style-name="Footer"><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19:50:36.893000000</meta:creation-date>
    <dc:date>2016-07-13T12:02:08.912000000</dc:date>
    <meta:editing-duration>P1DT15H20M22S</meta:editing-duration>
    <meta:editing-cycles>41</meta:editing-cycles>
    <meta:generator>LibreOffice/5.1.3.2$Windows_x86 LibreOffice_project/644e4637d1d8544fd9f56425bd6cec110e49301b</meta:generator>
    <meta:document-statistic meta:table-count="1" meta:image-count="0" meta:object-count="0" meta:page-count="8" meta:paragraph-count="102" meta:word-count="1496" meta:character-count="8429" meta:non-whitespace-character-count="7008"/>
  </office:meta>
</office:document-meta>
</file>